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74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9236in"/>
    </style:style>
    <style:style style:name="co5" style:family="table-column">
      <style:table-column-properties fo:break-before="auto" style:column-width="1.8484in"/>
    </style:style>
    <style:style style:name="co6" style:family="table-column">
      <style:table-column-properties fo:break-before="auto" style:column-width="1.6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Тестовая поверхность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Аналитическое значение интеграла</text:p>
          </table:table-cell>
          <table:table-cell office:value-type="string" calcext:value-type="string">
            <text:p>Квадратурная формула 50</text:p>
          </table:table-cell>
          <table:table-cell office:value-type="string" calcext:value-type="string">
            <text:p>Квадратурная формула 100</text:p>
          </table:table-cell>
          <table:table-cell/>
          <table:table-cell office:value-type="string" calcext:value-type="string">
            <text:p>точность методом рунге</text:p>
          </table:table-cell>
        </table:table-row>
        <table:table-row table:style-name="ro1">
          <table:table-cell/>
          <table:table-cell office:value-type="string" calcext:value-type="string">
            <text:p>МПР=0.01</text:p>
          </table:table-cell>
          <table:table-cell office:value-type="float" office:value="0.002689559" calcext:value-type="float">
            <text:p>0.002689559</text:p>
          </table:table-cell>
          <table:table-cell office:value-type="float" office:value="0.00269251071671692" calcext:value-type="float">
            <text:p>0.00269251071671692</text:p>
          </table:table-cell>
          <table:table-cell office:value-type="float" office:value="0.00269101678196707" calcext:value-type="float">
            <text:p>0.002691016781967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ПР=0.06</text:p>
          </table:table-cell>
          <table:table-cell office:value-type="float" office:value="0.016137327" calcext:value-type="float">
            <text:p>0.016137327</text:p>
          </table:table-cell>
          <table:table-cell office:value-type="float" office:value="0.0161550643003017" calcext:value-type="float">
            <text:p>0.0161550643003017</text:p>
          </table:table-cell>
          <table:table-cell office:value-type="float" office:value="0.0161461006918025" calcext:value-type="float">
            <text:p>0.0161461006918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ПР=0.011</text:p>
          </table:table-cell>
          <table:table-cell office:value-type="float" office:value="0.02958512" calcext:value-type="float">
            <text:p>0.02958512</text:p>
          </table:table-cell>
          <table:table-cell office:value-type="float" office:value="0.0296176178838864" calcext:value-type="float">
            <text:p>0.0296176178838864</text:p>
          </table:table-cell>
          <table:table-cell office:value-type="float" office:value="0.029601184601638" calcext:value-type="float">
            <text:p>0.0296011846016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Переменный МПР</text:p>
          </table:table-cell>
          <table:table-cell/>
          <table:table-cell office:value-type="float" office:value="0.00962397334561231" calcext:value-type="float">
            <text:p>0.00962397334561231</text:p>
          </table:table-cell>
          <table:table-cell office:value-type="float" office:value="0.00954927660811893" calcext:value-type="float">
            <text:p>0.0095492766081189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Тестовая поверхность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Квадратурная формула 50</text:p>
          </table:table-cell>
          <table:table-cell office:value-type="string" calcext:value-type="string">
            <text:p>Квадратурная формула 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ПР=0.01</text:p>
          </table:table-cell>
          <table:table-cell/>
          <table:table-cell office:value-type="float" office:value="0.00287021386034949" calcext:value-type="float">
            <text:p>0.00287021386034949</text:p>
          </table:table-cell>
          <table:table-cell office:value-type="float" office:value="0.00287051817440043" calcext:value-type="float">
            <text:p>0.00287051817440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ПР=0.06</text:p>
          </table:table-cell>
          <table:table-cell/>
          <table:table-cell office:value-type="float" office:value="0.0172212831620969" calcext:value-type="float">
            <text:p>0.0172212831620969</text:p>
          </table:table-cell>
          <table:table-cell office:value-type="float" office:value="0.0172231090464026" calcext:value-type="float">
            <text:p>0.0172231090464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ПР=0.011</text:p>
          </table:table-cell>
          <table:table-cell/>
          <table:table-cell office:value-type="float" office:value="0.0315723524638443" calcext:value-type="float">
            <text:p>0.0315723524638443</text:p>
          </table:table-cell>
          <table:table-cell office:value-type="float" office:value="0.0315756999184048" calcext:value-type="float">
            <text:p>0.03157569991840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Переменный МПР</text:p>
          </table:table-cell>
          <table:table-cell/>
          <table:table-cell office:value-type="float" office:value="0.0182523533315609" calcext:value-type="float">
            <text:p>0.0182523533315609</text:p>
          </table:table-cell>
          <table:table-cell office:value-type="float" office:value="0.0182536360564266" calcext:value-type="float">
            <text:p>0.01825363605642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0:44:14.237733292</meta:creation-date>
    <dc:date>2024-02-29T11:57:12.511086306</dc:date>
    <meta:editing-duration>PT1H12M59S</meta:editing-duration>
    <meta:editing-cycles>1</meta:editing-cycles>
    <meta:document-statistic meta:table-count="1" meta:cell-count="35" meta:object-count="0"/>
    <meta:generator>LibreOffice/7.6.4.1$Linux_X86_64 LibreOffice_project/60$Build-1</meta:generator>
  </office:meta>
</office:document-meta>
</file>